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queries del SQLzoo</text:p>
      <text:p text:style-name="P1"/>
      <text:p text:style-name="P3">1.- </text:p>
      <text:p text:style-name="P1">SELECT name FROM world</text:p>
      <text:p text:style-name="P1">WHERE population &gt; (</text:p>
      <text:p text:style-name="P1"><text:tab/>SELECT population </text:p>
      <text:p text:style-name="P1"><text:tab/>FROM world</text:p>
      <text:p text:style-name="P1"><text:tab/>WHERE name='Russia');</text:p>
      <text:p text:style-name="P3"/>
      <text:p text:style-name="P3">2.-</text:p>
      <text:p text:style-name="P1">SELECT name</text:p>
      <text:p text:style-name="P1">FROM world</text:p>
      <text:p text:style-name="P1">WHERE continent = 'Europe' AND (gdp/population) &gt; (</text:p>
      <text:p text:style-name="P1"><text:tab/>SELECT (gdp/population)</text:p>
      <text:p text:style-name="P1"><text:tab/>FROM world</text:p>
      <text:p text:style-name="P1"><text:tab/>WHERE name = 'United Kingdom');</text:p>
      <text:p text:style-name="P1"/>
      <text:p text:style-name="P3">3.-</text:p>
      <text:p text:style-name="P1">SELECT name, continent</text:p>
      <text:p text:style-name="P1">FROM world</text:p>
      <text:p text:style-name="P1">WHERE continent = (</text:p>
      <text:p text:style-name="P1"><text:tab/>SELECT continent</text:p>
      <text:p text:style-name="P1"><text:tab/>FROM world</text:p>
      <text:p text:style-name="P1"><text:tab/>WHERE name = 'Argentina')</text:p>
      <text:p text:style-name="P1">OR continent = (</text:p>
      <text:p text:style-name="P1"><text:tab/>SELECT continent</text:p>
      <text:p text:style-name="P1"><text:tab/>FROM world</text:p>
      <text:p text:style-name="P1"><text:tab/>WHERE name = 'Australia')</text:p>
      <text:p text:style-name="P1">ORDER BY name;</text:p>
      <text:p text:style-name="P1"/>
      <text:p text:style-name="P3">4.-</text:p>
      <text:p text:style-name="P1">SELECT name, population</text:p>
      <text:p text:style-name="P1">FROM world</text:p>
      <text:p text:style-name="P1">WHERE population &gt; (</text:p>
      <text:p text:style-name="P1"><text:tab/>SELECT population</text:p>
      <text:p text:style-name="P1"><text:tab/>FROM world</text:p>
      <text:p text:style-name="P1"><text:tab/>WHERE name = 'Canada')</text:p>
      <text:p text:style-name="P1">AND population &lt; (</text:p>
      <text:p text:style-name="P1"><text:tab/>SELECT population</text:p>
      <text:p text:style-name="P1"><text:tab/>FROM world</text:p>
      <text:p text:style-name="P1"><text:tab/>WHERE name = 'Poland');</text:p>
      <text:p text:style-name="P1"/>
      <text:p text:style-name="P3">5.-</text:p>
      <text:p text:style-name="P1">SELECT name, CONCAT(ROUND(100 * population/(</text:p>
      <text:p text:style-name="P1"><text:tab/>SELECT population</text:p>
      <text:p text:style-name="P1"><text:tab/>FROM world</text:p>
      <text:p text:style-name="P1"><text:tab/>WHERE name = 'Germany')), '%') AS 'Percentage'</text:p>
      <text:p text:style-name="P1">FROM world</text:p>
      <text:p text:style-name="P1">WHERE continent = 'Europe';</text:p>
      <text:p text:style-name="P1"/>
      <text:p text:style-name="P1"/>
      <text:p text:style-name="P1"/>
      <text:p text:style-name="P3"><text:soft-page-break/>6.-</text:p>
      <text:p text:style-name="P1">SELECT name</text:p>
      <text:p text:style-name="P1">FROM world</text:p>
      <text:p text:style-name="P1">WHERE gdp &gt; ALL (</text:p>
      <text:p text:style-name="P1"><text:tab/>SELECT gdp</text:p>
      <text:p text:style-name="P1"><text:tab/>FROM world</text:p>
      <text:p text:style-name="P1"><text:tab/>WHERE continent = 'Europe' AND gdp IS NOT NULL);</text:p>
      <text:p text:style-name="P1"/>
      <text:p text:style-name="P3">7.-</text:p>
      <text:p text:style-name="P1">SELECT continent, name, area</text:p>
      <text:p text:style-name="P1">FROM world x</text:p>
      <text:p text:style-name="P1">WHERE area &gt;= ALL (</text:p>
      <text:p text:style-name="P1"><text:tab/>SELECT area</text:p>
      <text:p text:style-name="P1"><text:tab/>FROM world y</text:p>
      <text:p text:style-name="P1"><text:tab/>WHERE y.continent = x.continent AND area &gt; 0)</text:p>
      <text:p text:style-name="P1"/>
      <text:p text:style-name="P3">8.-</text:p>
      <text:p text:style-name="P1">SELECT continent, name</text:p>
      <text:p text:style-name="P1">FROM world x</text:p>
      <text:p text:style-name="P1">WHERE name &lt;= ALL (</text:p>
      <text:p text:style-name="P1"><text:tab/>SELECT name</text:p>
      <text:p text:style-name="P1"><text:tab/>FROM world y</text:p>
      <text:p text:style-name="P1"><text:tab/>WHERE x.continent = y.continent)</text:p>
      <text:p text:style-name="P3"/>
      <text:p text:style-name="P3">9.-</text:p>
      <text:p text:style-name="P1">SELECT name, continent, population</text:p>
      <text:p text:style-name="P1">FROM world</text:p>
      <text:p text:style-name="P1">WHERE continent NOT IN (</text:p>
      <text:p text:style-name="P1"><text:tab/>SELECT continent</text:p>
      <text:p text:style-name="P1"><text:tab/>FROM world</text:p>
      <text:p text:style-name="P1"><text:tab/>WHERE population &gt;= 25000000)</text:p>
      <text:p text:style-name="P1"/>
      <text:p text:style-name="P3">10.-</text:p>
      <text:p text:style-name="P1">SELECT name, continent</text:p>
      <text:p text:style-name="P1">FROM world x</text:p>
      <text:p text:style-name="P1">WHERE population &gt; ALL (</text:p>
      <text:p text:style-name="P1"><text:tab/>SELECT population *3</text:p>
      <text:p text:style-name="P1"><text:tab/>FROM world y</text:p>
      <text:p text:style-name="P1"><text:tab/>WHERE x.continent = y.continent AND population &gt; 0 AND x.name != y.nam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0-11-28T18:36:32.58</meta:creation-date>
    <dc:date>2020-11-28T19:31:24.32</dc:date>
    <dc:creator>Carlos Guillermo Valenzuela García</dc:creator>
    <meta:editing-duration>PT54M47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2" meta:paragraph-count="79" meta:word-count="246" meta:character-count="1449"/>
  </office:meta>
</office:document-meta>
</file>